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B9BC5363.png"/>
  <manifest:file-entry manifest:media-type="image/png" manifest:full-path="Pictures/10000201000000FA000001E0F3A0006D.png"/>
  <manifest:file-entry manifest:media-type="image/png" manifest:full-path="Pictures/1000020100000280000001E05FBB25B2.png"/>
  <manifest:file-entry manifest:media-type="image/png" manifest:full-path="Pictures/1000020100000280000001E0F08E48C0.png"/>
  <manifest:file-entry manifest:media-type="image/png" manifest:full-path="Pictures/1000020100000280000001E05179CD4B.png"/>
  <manifest:file-entry manifest:media-type="image/png" manifest:full-path="Pictures/1000020100000280000001E0A52A91D9.png"/>
  <manifest:file-entry manifest:media-type="image/png" manifest:full-path="Pictures/1000020100000280000001E02547D1D5.png"/>
  <manifest:file-entry manifest:media-type="image/png" manifest:full-path="Pictures/10000201000000FA000001E06CCB8324.png"/>
  <manifest:file-entry manifest:media-type="image/png" manifest:full-path="Pictures/1000020100000280000001E0015E51C0.png"/>
  <manifest:file-entry manifest:media-type="image/png" manifest:full-path="Pictures/1000020100000280000001E07EFF030C.png"/>
  <manifest:file-entry manifest:media-type="image/png" manifest:full-path="Pictures/1000020100000280000001E0BDBA3A27.png"/>
  <manifest:file-entry manifest:media-type="image/png" manifest:full-path="Pictures/1000020100000280000001E0CFF73D2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261cm"/>
    </style:style>
    <style:style style:name="gr5" style:family="graphic" style:parent-style-name="standard">
      <style:graphic-properties svg:stroke-color="#ffffff" draw:fill="solid" draw:fill-color="#ffffff"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96cm"/>
    </style:style>
    <style:style style:name="gr7" style:family="graphic" style:parent-style-name="standard">
      <style:graphic-properties draw:stroke="none" svg:stroke-color="#000000" draw:fill="solid" draw:fill-color="#ffffff" draw:auto-grow-height="true" draw:auto-grow-width="false" fo:max-height="0cm" fo:min-height="15.449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auto-grow-height="true" draw:auto-grow-width="false" fo:max-height="0cm" fo:min-height="15.449cm"/>
    </style:style>
    <style:style style:name="gr10" style:family="graphic" style:parent-style-name="standard">
      <style:graphic-properties draw:stroke="none" svg:stroke-color="#000000" draw:fill="none" draw:fill-color="#ffffff" draw:auto-grow-height="true" draw:auto-grow-width="false" fo:max-height="0cm" fo:min-height="2.849cm"/>
    </style:style>
    <style:style style:name="gr11" style:family="graphic" style:parent-style-name="standard">
      <style:graphic-properties draw:stroke="none" svg:stroke-color="#000000" draw:fill="none" draw:fill-color="#ffffff" draw:auto-grow-height="true" draw:auto-grow-width="false" fo:max-height="0cm" fo:min-height="16.25cm"/>
    </style:style>
    <style:style style:name="gr12" style:family="graphic" style:parent-style-name="standard">
      <style:graphic-properties draw:stroke="none" svg:stroke-color="#000000" draw:fill="none" draw:fill-color="#ffffff" draw:textarea-horizontal-align="left" draw:auto-grow-height="true" draw:auto-grow-width="true" fo:min-height="1.131cm" fo:min-width="5.675cm"/>
    </style:style>
    <style:style style:name="gr13" style:family="graphic" style:parent-style-name="standard">
      <style:graphic-properties draw:stroke="none" svg:stroke-color="#000000" draw:fill="none" draw:fill-color="#ffffff" draw:auto-grow-height="true" draw:auto-grow-width="false" fo:max-height="0cm" fo:min-height="3.368cm"/>
    </style:style>
    <style:style style:name="gr14" style:family="graphic" style:parent-style-name="standard">
      <style:graphic-properties draw:stroke="none" svg:stroke-color="#000000" draw:fill="none" draw:fill-color="#ffffff" draw:auto-grow-height="true" draw:auto-grow-width="false" fo:max-height="0cm" fo:min-height="15.368cm"/>
    </style:style>
    <style:style style:name="gr15" style:family="graphic" style:parent-style-name="standard">
      <style:graphic-properties draw:fill="solid" draw:fill-color="#ffffff"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4.735cm"/>
    </style:style>
    <style:style style:name="gr17" style:family="graphic" style:parent-style-name="standard">
      <style:graphic-properties draw:stroke="none" svg:stroke-color="#000000" draw:fill="none" draw:fill-color="#ffffff" draw:auto-grow-height="true" draw:auto-grow-width="false" fo:max-height="0cm" fo:min-height="18.878cm"/>
    </style:style>
    <style:style style:name="gr18" style:family="graphic" style:parent-style-name="standard">
      <style:graphic-properties draw:fill-color="#ffffff" draw:textarea-horizontal-align="center" draw:textarea-vertical-align="middle"/>
    </style:style>
    <style:style style:name="gr19" style:family="graphic" style:parent-style-name="standard">
      <style:graphic-properties draw:fill-color="#333333"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3.523cm"/>
    </style:style>
    <style:style style:name="gr21" style:family="graphic" style:parent-style-name="standard">
      <style:graphic-properties draw:stroke="none" svg:stroke-color="#000000" draw:fill="none" draw:fill-color="#ffffff" draw:auto-grow-height="true" draw:auto-grow-width="false" fo:max-height="0cm" fo:min-height="2.397cm"/>
    </style:style>
    <style:style style:name="gr22" style:family="graphic" style:parent-style-name="standard">
      <style:graphic-properties draw:stroke="none" svg:stroke-color="#000000" draw:fill="none" draw:fill-color="#ffffff" draw:auto-grow-height="true" draw:auto-grow-width="false" fo:max-height="0cm" fo:min-height="1.271cm"/>
    </style:style>
    <style:style style:name="gr23"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gr24" style:family="graphic" style:parent-style-name="塗と線のないオブジェクト">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4.652cm"/>
    </style:style>
    <style:style style:name="gr26" style:family="graphic" style:parent-style-name="standard">
      <style:graphic-properties draw:stroke="none" svg:stroke-color="#000000" draw:fill="none" draw:fill-color="#ffffff" draw:textarea-horizontal-align="left" draw:auto-grow-height="true" draw:auto-grow-width="true" fo:min-height="0.475cm" fo:min-width="5.403cm"/>
    </style:style>
    <style:style style:name="gr27" style:family="graphic" style:parent-style-name="standard">
      <style:graphic-properties svg:stroke-color="#ffffff" draw:fill-color="#ffffff"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1.131cm" fo:min-width="7.637cm"/>
    </style:style>
    <style:style style:name="gr29" style:family="graphic" style:parent-style-name="standard">
      <style:graphic-properties draw:stroke="none" svg:stroke-color="#000000" draw:fill="none" draw:fill-color="#ffffff" draw:textarea-horizontal-align="left" draw:auto-grow-height="true" draw:auto-grow-width="true" fo:min-height="0.949cm" fo:min-width="9.961cm"/>
    </style:style>
    <style:style style:name="gr30" style:family="graphic" style:parent-style-name="standard">
      <style:graphic-properties draw:stroke="none" svg:stroke-color="#000000" draw:fill="none" draw:fill-color="#ffffff" draw:auto-grow-height="true" draw:auto-grow-width="false" fo:max-height="0cm" fo:min-height="0.847cm"/>
    </style:style>
    <style:style style:name="gr31" style:family="graphic" style:parent-style-name="standard">
      <style:graphic-properties svg:stroke-color="#ffffff" draw:fill="solid" draw:fill-color="#ffffff" draw:textarea-horizontal-align="center"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17.25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5" style:family="paragraph">
      <style:paragraph-properties fo:text-align="center"/>
      <style:text-properties fo:font-size="8pt" style:font-size-asian="8pt" style:font-size-complex="8pt"/>
    </style:style>
    <style:style style:name="P6" style:family="paragraph">
      <style:paragraph-properties fo:text-align="start"/>
      <style:text-properties fo:font-size="14pt" style:font-size-asian="14pt" style:font-size-complex="14pt"/>
    </style:style>
    <style:style style:name="P7" style:family="paragraph">
      <style:paragraph-properties fo:text-align="start"/>
      <style:text-properties fo:color="#6666ff" fo:font-family="'ＭＳ ゴシック'" style:font-family-generic="modern" style:font-pitch="fixed" fo:font-size="14pt" fo:font-weight="bold" style:font-family-asian="'ＭＳ ゴシック'" style:font-family-generic-asian="modern" style:font-pitch-asian="fixed" style:font-size-asian="14pt" style:font-weight-asian="bold" style:font-size-complex="14pt" style:font-weight-complex="bold"/>
    </style:style>
    <style:style style:name="P8" style:family="paragraph">
      <style:text-properties style:font-size-asian="20pt"/>
    </style:style>
    <style:style style:name="P9" style:family="paragraph">
      <style:paragraph-properties fo:text-align="start"/>
      <style:text-properties fo:font-size="16pt" style:font-size-asian="16pt" style:font-size-complex="16pt"/>
    </style:style>
    <style:style style:name="P10" style:family="paragraph">
      <style:paragraph-properties fo:text-align="star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P11" style:family="paragraph">
      <style:paragraph-properties fo:text-align="center"/>
      <style:text-properties style:font-size-asian="18pt"/>
    </style:style>
    <style:style style:name="P12" style:family="paragraph">
      <style:paragraph-properties fo:text-align="star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13" style:family="paragraph">
      <style:text-properties fo:font-size="12pt" style:font-size-asian="12pt" style:font-size-complex="12pt"/>
    </style:style>
    <style:style style:name="P14"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15" style:family="paragraph">
      <style:paragraph-properties fo:text-align="center"/>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16" style:family="paragraph">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P17" style:family="paragraph">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P18" style:family="paragraph">
      <style:text-properties fo:color="#6666ff" fo:font-size="60pt" style:font-size-asian="60pt" style:font-size-complex="60pt"/>
    </style:style>
    <style:style style:name="P19" style:family="paragraph">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P20" style:family="paragraph">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P21" style:family="paragraph">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P22" style:family="paragraph">
      <style:text-properties fo:color="#9966cc" fo:font-size="12pt" style:font-size-asian="12pt" style:font-size-complex="12pt"/>
    </style:style>
    <style:style style:name="P23" style:family="paragraph">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P24" style:family="paragraph">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25" style:family="paragraph">
      <style:paragraph-properties fo:text-align="start"/>
      <style:text-properties fo:color="#9966cc"/>
    </style:style>
    <style:style style:name="P26" style:family="paragraph">
      <style:paragraph-properties fo:text-align="center"/>
      <style:text-properties fo:color="#6666ff" fo:font-family="'ＭＳ ゴシック'" style:font-family-generic="modern" style:font-pitch="fixed" fo:font-size="22pt" fo:font-weight="bold" style:font-family-asian="'ＭＳ ゴシック'" style:font-family-generic-asian="modern" style:font-pitch-asian="fixed" style:font-size-asian="22pt" style:font-weight-asian="bold" style:font-size-complex="22pt" style:font-weight-complex="bold"/>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T4" style:family="text">
      <style:text-properties fo:font-size="8pt" style:font-size-asian="8pt" style:font-size-complex="8pt"/>
    </style:style>
    <style:style style:name="T5" style:family="text">
      <style:text-properties fo:color="#6666ff" fo:font-family="'ＭＳ ゴシック'" style:font-family-generic="modern" style:font-pitch="fixed" fo:font-size="28pt" fo:font-weight="bold" style:font-family-asian="'ＭＳ ゴシック'" style:font-family-generic-asian="modern" style:font-pitch-asian="fixed" style:font-size-asian="28pt" style:font-weight-asian="bold" style:font-size-complex="28pt" style:font-weight-complex="bold"/>
    </style:style>
    <style:style style:name="T6" style:family="text">
      <style:text-properties fo:color="#6666ff" fo:font-family="'ＭＳ ゴシック'" style:font-family-generic="modern" style:font-pitch="fixed" fo:font-size="14pt" fo:font-weight="bold" style:font-family-asian="'ＭＳ ゴシック'" style:font-family-generic-asian="modern" style:font-pitch-asian="fixed" style:font-size-asian="14pt" style:font-weight-asian="bold" style:font-size-complex="14pt" style:font-weight-complex="bold"/>
    </style:style>
    <style:style style:name="T7" style:family="tex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8" style:family="text">
      <style:text-properties fo:color="#c5000b"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9" style:family="text">
      <style:text-properties fo:color="#6666ff" fo:font-family="'ＭＳ ゴシック'" style:font-family-generic="modern" style:font-pitch="fixed" fo:font-size="10.5pt" fo:font-weight="bold" style:font-family-asian="'ＭＳ ゴシック'" style:font-family-generic-asian="modern" style:font-pitch-asian="fixed" style:font-size-asian="10.5pt" style:font-weight-asian="bold" style:font-size-complex="10.5pt" style:font-weight-complex="bold"/>
    </style:style>
    <style:style style:name="T10" style:family="text">
      <style:text-properties style:font-size-asian="18pt"/>
    </style:style>
    <style:style style:name="T11"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12" style:family="text">
      <style:text-properties fo:color="#ff3333"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3" style:family="text">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4"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15" style:family="text">
      <style:text-properties fo:color="#ff3333"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6" style:family="text">
      <style:text-properties fo:color="#ff3333" fo:font-family="'ＭＳ ゴシック'" style:font-family-generic="modern" style:font-pitch="fixed" fo:font-size="16pt" style:font-family-asian="'ＭＳ ゴシック'" style:font-family-generic-asian="modern" style:font-pitch-asian="fixed" style:font-size-asian="16pt" style:font-size-complex="16pt"/>
    </style:style>
    <style:style style:name="T17" style:family="text">
      <style:text-properties fo:color="#ff3333" fo:font-family="'ＭＳ ゴシック'" style:font-family-generic="modern" style:font-pitch="fixed" fo:font-size="12pt" fo:font-weight="normal" style:font-family-asian="'ＭＳ ゴシック'" style:font-family-generic-asian="modern" style:font-pitch-asian="fixed" style:font-size-asian="12pt" style:font-weight-asian="normal" style:font-size-complex="12pt" style:font-weight-complex="normal"/>
    </style:style>
    <style:style style:name="T18"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19" style:family="text">
      <style:text-properties fo:color="#ff0000"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20" style:family="text">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T21" style:family="text">
      <style:text-properties fo:color="#6666ff" fo:font-size="60pt" style:font-size-asian="60pt" style:font-size-complex="60pt"/>
    </style:style>
    <style:style style:name="T22" style:family="text">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T23" style:family="text">
      <style:text-properties fo:color="#6666ff" fo:font-family="'ＭＳ ゴシック'" style:font-family-generic="modern" style:font-pitch="fixed" fo:font-size="20pt" fo:font-weight="bold" style:font-family-asian="'ＭＳ ゴシック'" style:font-family-generic-asian="modern" style:font-pitch-asian="fixed" style:font-size-asian="20pt" style:font-weight-asian="bold" style:font-size-complex="20pt" style:font-weight-complex="bold"/>
    </style:style>
    <style:style style:name="T24" style:family="text">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25" style:family="text">
      <style:text-properties fo:color="#6666ff" fo:font-family="'ＭＳ ゴシック'" style:font-family-generic="modern" style:font-pitch="fixed" fo:font-size="36pt" style:font-family-asian="'ＭＳ ゴシック'" style:font-family-generic-asian="modern" style:font-pitch-asian="fixed" style:font-size-asian="36pt" style:font-size-complex="36pt"/>
    </style:style>
    <style:style style:name="T26" style:family="text">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7" style:family="text">
      <style:text-properties fo:color="#ff0000"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8" style:family="text">
      <style:text-properties fo:color="#9966cc" fo:font-size="12pt" style:font-size-asian="12pt" style:font-size-complex="12pt"/>
    </style:style>
    <style:style style:name="T29" style:family="text">
      <style:text-properties fo:color="#6666ff" fo:font-family="'ＭＳ ゴシック'" style:font-family-generic="modern" style:font-pitch="fixed" fo:font-size="13pt" fo:font-weight="bold" style:font-family-asian="'ＭＳ ゴシック'" style:font-family-generic-asian="modern" style:font-pitch-asian="fixed" style:font-size-asian="13pt" style:font-weight-asian="bold" style:font-size-complex="13pt" style:font-weight-complex="bold"/>
    </style:style>
    <style:style style:name="T30" style:family="text">
      <style:text-properties fo:color="#6666ff" fo:font-family="'ＭＳ ゴシック'" style:font-family-generic="modern" style:font-pitch="fixed" fo:font-size="10pt" fo:font-weight="bold" style:font-family-asian="'ＭＳ ゴシック'" style:font-family-generic-asian="modern" style:font-pitch-asian="fixed" style:font-size-asian="10pt" style:font-weight-asian="bold" style:font-size-complex="10pt" style:font-weight-complex="bold"/>
    </style:style>
    <style:style style:name="T31" style:family="text">
      <style:text-properties fo:color="#6666ff" fo:font-family="'ＭＳ ゴシック'" style:font-family-generic="modern" style:font-pitch="fixed" fo:font-size="12pt" fo:font-style="italic" fo:font-weight="bold" style:font-family-asian="'ＭＳ ゴシック'" style:font-family-generic-asian="modern" style:font-pitch-asian="fixed" style:font-size-asian="12pt" style:font-style-asian="italic" style:font-weight-asian="bold" style:font-size-complex="12pt" style:font-style-complex="italic" style:font-weight-complex="bold"/>
    </style:style>
    <style:style style:name="T32" style:family="text">
      <style:text-properties fo:color="#9966cc"/>
    </style:style>
    <style:style style:name="T33" style:family="text">
      <style:text-properties fo:color="#6666ff" fo:font-family="'ＭＳ ゴシック'" style:font-family-generic="modern" style:font-pitch="fixed" fo:font-size="22pt" fo:font-style="italic" fo:font-weight="bold" style:font-family-asian="'ＭＳ ゴシック'" style:font-family-generic-asian="modern" style:font-pitch-asian="fixed" style:font-size-asian="22pt" style:font-style-asian="italic" style:font-weight-asian="bold" style:font-size-complex="22pt" style:font-style-complex="italic" style:font-weight-complex="bold"/>
    </style:style>
    <style:style style:name="T34" style:family="text">
      <style:text-properties fo:color="#6666ff" fo:font-family="'ＭＳ ゴシック'" style:font-family-generic="modern" style:font-pitch="fixed" fo:font-size="16pt" fo:font-style="normal" fo:font-weight="normal" style:font-family-asian="'ＭＳ ゴシック'" style:font-family-generic-asian="modern" style:font-pitch-asian="fixed"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クトゥルフ神話AR</text:p>
            <text:p>取扱説明書</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7.935cm" svg:x="1.4cm" svg:y="0.837cm" presentation:class="subtitle">
          <draw:text-box>
            <text:p>＜ゲーム開始までの流れ＞</text:p>
            <text:p/>
            <text:p/>
            <text:p text:style-name="P1"><text:span text:style-name="T1">１・・・シナリオ投稿サイトからシナリオファイルをダウンロードする</text:span></text:p>
            <text:p text:style-name="P1"><text:span text:style-name="T1">２・・・ダウンロードしたシナリオの中から遊びたいシナリオを選ぶ</text:span></text:p>
            <text:p text:style-name="P1"><text:span text:style-name="T1">３・・・探索者を作る</text:span></text:p>
            <text:p text:style-name="P1"><text:span text:style-name="T1">４・・・ゲーム開始！</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draw:style-name="gr2" draw:text-style-name="P2" draw:layer="layout" svg:width="22.573cm" svg:height="16.93cm" svg:x="0.927cm" svg:y="0.5cm">
          <draw:image xlink:href="Pictures/1000020100000280000001E0015E51C0.png" xlink:type="simple" xlink:show="embed" xlink:actuate="onLoad">
            <text:p/>
          </draw:image>
        </draw:frame>
        <draw:rect draw:style-name="gr3" draw:text-style-name="P3" draw:layer="layout" svg:width="2.5cm" svg:height="1.5cm" svg:x="8cm" svg:y="16cm">
          <text:p text:style-name="P2"><text:span text:style-name="T2">机上</text:span></text:p>
          <text:p text:style-name="P2"><text:span text:style-name="T2">プレイ</text:span><text:span text:style-name="T2">OFF</text:span></text:p>
        </draw:rect>
        <draw:frame draw:style-name="gr4" draw:text-style-name="P4" draw:layer="layout" svg:width="2.5cm" svg:height="2.511cm" svg:x="9cm" svg:y="16.989cm">
          <draw:text-box>
            <text:p text:style-name="P2"><text:span text:style-name="T3">⑦</text:span></text:p>
          </draw:text-box>
        </draw:frame>
        <draw:rect draw:style-name="gr3" draw:text-style-name="P2" draw:layer="layout" svg:width="2.5cm" svg:height="1cm" svg:x="8cm" svg:y="4cm">
          <text:p text:style-name="P2">説明書</text:p>
        </draw:rect>
        <draw:rect draw:style-name="gr3" draw:text-style-name="P3" draw:layer="layout" svg:width="2.5cm" svg:height="1cm" svg:x="5.5cm" svg:y="4cm">
          <text:p text:style-name="P2"><text:span text:style-name="T2">ファイルを</text:span></text:p>
          <text:p text:style-name="P2"><text:span text:style-name="T2">選んで削除</text:span></text:p>
        </draw:rect>
        <draw:rect draw:style-name="gr3" draw:text-style-name="P5" draw:layer="layout" svg:width="2cm" svg:height="1cm" svg:x="6cm" svg:y="15.5cm">
          <text:p text:style-name="P5"><text:span text:style-name="T4">投稿サイトから</text:span></text:p>
          <text:p text:style-name="P5"><text:span text:style-name="T4">シナリオを取得</text:span></text:p>
        </draw:rect>
        <draw:frame draw:style-name="gr4" draw:text-style-name="P4" draw:layer="layout" svg:width="2.5cm" svg:height="2.511cm" svg:x="5.5cm" svg:y="16cm">
          <draw:text-box>
            <text:p text:style-name="P2"><text:span text:style-name="T3">⑧</text:span></text:p>
          </draw:text-box>
        </draw:frame>
        <draw:rect draw:style-name="gr5" draw:text-style-name="P2" draw:layer="layout" svg:width="12cm" svg:height="16.5cm" svg:x="11cm" svg:y="1cm">
          <text:p/>
        </draw:rect>
        <draw:frame draw:style-name="gr6" draw:text-style-name="P7" draw:layer="layout" svg:width="14cm" svg:height="18.236cm" svg:x="11.5cm" svg:y="1cm">
          <draw:text-box>
            <text:p text:style-name="P6"><text:span text:style-name="T5">タイトル画面</text:span></text:p>
            <text:p text:style-name="P6"><text:span text:style-name="T6"/></text:p>
            <text:p text:style-name="P6"><text:span text:style-name="T7">①</text:span><text:span text:style-name="T7">ＢＧＭ（曲）の音量設定</text:span></text:p>
            <text:p text:style-name="P6"><text:span text:style-name="T7"/></text:p>
            <text:p text:style-name="P6"><text:span text:style-name="T7">②</text:span><text:span text:style-name="T7">ＳＥ（効果音）の音量設定</text:span></text:p>
            <text:p text:style-name="P6"><text:span text:style-name="T7"/></text:p>
            <text:p text:style-name="P6"><text:span text:style-name="T7">③</text:span><text:span text:style-name="T7">選択中のシナリオ名</text:span></text:p>
            <text:p text:style-name="P6"><text:span text:style-name="T7"/></text:p>
            <text:p text:style-name="P6"><text:span text:style-name="T7">④</text:span><text:span text:style-name="T7">ＤＬされている中からシナリオを選択するボタン（</text:span><text:span text:style-name="T8">先に⑧のボタンでシナリオをＤＬする必要があります</text:span><text:span text:style-name="T7">）</text:span></text:p>
            <text:p text:style-name="P6"><text:span text:style-name="T7"/></text:p>
            <text:p text:style-name="P6"><text:span text:style-name="T7">⑤</text:span><text:span text:style-name="T7">探索者作成ボタン</text:span></text:p>
            <text:p text:style-name="P6"><text:span text:style-name="T7"/></text:p>
            <text:p text:style-name="P6"><text:span text:style-name="T7">⑥</text:span><text:span text:style-name="T7">ゲーム開始ボタン（シナリオ選択・探索者作成が完了すると出現します）</text:span></text:p>
            <text:p text:style-name="P6"><text:span text:style-name="T7"/></text:p>
            <text:p text:style-name="P6"><text:span text:style-name="T7"/></text:p>
            <text:p text:style-name="P6"><text:span text:style-name="T7">⑦</text:span><text:span text:style-name="T7">机上プレイボタン</text:span><text:span text:style-name="T7">(</text:span><text:span text:style-name="T7">スマホのみ</text:span><text:span text:style-name="T7">)</text:span></text:p>
            <text:p text:style-name="P6"><text:span text:style-name="T7">　机上プレイモードを</text:span><text:span text:style-name="T7">ON,OFF</text:span><text:span text:style-name="T7">します</text:span></text:p>
            <text:p text:style-name="P6"><text:span text:style-name="T7">※</text:span><text:span text:style-name="T7">机上プレイモード：位置情報を使わずに、マップ画面左下のスティックを使って移動するモード。</text:span></text:p>
            <text:p text:style-name="P6"><text:span text:style-name="T7">シナリオの舞台が遠すぎて遊びに行けない時に。</text:span></text:p>
            <text:p text:style-name="P6"><text:span text:style-name="T7"/></text:p>
            <text:p text:style-name="P6"><text:span text:style-name="T7">⑧</text:span><text:span text:style-name="T7">シナリオＤＬボタン</text:span></text:p>
            <text:p text:style-name="P6"><text:span text:style-name="T7">シナリオ投稿サイトをブラウザで開きます。</text:span></text:p>
            <text:p text:style-name="P6"><text:span text:style-name="T7">まず</text:span><text:span text:style-name="T8">最初にこのボタン</text:span><text:span text:style-name="T7">でシナリオ公開ページにジャンプして、</text:span><text:span text:style-name="T8">遊びたいシナリオファイルをＤＬ</text:span><text:span text:style-name="T7">しましょう。ＤＬしたシナリオはシナリオ選択ボタンから選べるようになります。</text:span></text:p>
            <text:p text:style-name="P6"><text:span text:style-name="T9">※</text:span><text:span text:style-name="T9">一覧表からシナリオファイル名</text:span><text:span text:style-name="T9">(</text:span><text:span text:style-name="T9">～～</text:span><text:span text:style-name="T9">.zip)</text:span><text:span text:style-name="T9">の文字をタップするとＤＬすることができます。</text:span></text:p>
          </draw:text-box>
        </draw:frame>
        <presentation:notes draw:style-name="dp2">
          <draw:page-thumbnail draw:style-name="gr1" draw:layer="layout" svg:width="14.848cm" svg:height="11.136cm" svg:x="3.075cm" svg:y="2.257cm" draw:page-number="3" presentation:class="page"/>
          <draw:frame presentation:style-name="pr2" draw:text-style-name="P8" draw:layer="layout" svg:width="16.799cm" svg:height="13.365cm" svg:x="2.1cm" svg:y="14.107cm" presentation:class="notes" presentation:placeholder="true">
            <draw:text-box/>
          </draw:frame>
        </presentation:notes>
      </draw:page>
      <draw:page draw:name="page4" draw:style-name="dp1" draw:master-page-name="Default" presentation:presentation-page-layout-name="AL2T0">
        <draw:frame draw:style-name="gr2" draw:text-style-name="P2" draw:layer="layout" svg:width="22.573cm" svg:height="16.93cm" svg:x="2.772cm" svg:y="2.118cm">
          <draw:image xlink:href="Pictures/1000020100000280000001E0015E51C0.png" xlink:type="simple" xlink:show="embed" xlink:actuate="onLoad">
            <text:p/>
          </draw:image>
        </draw:frame>
        <draw:rect draw:style-name="gr3" draw:text-style-name="P3" draw:layer="layout" svg:width="2.5cm" svg:height="1.5cm" svg:x="9.5cm" svg:y="17.5cm">
          <text:p text:style-name="P2"><text:span text:style-name="T2">机上</text:span></text:p>
          <text:p text:style-name="P2"><text:span text:style-name="T2">プレイ</text:span><text:span text:style-name="T2">OFF</text:span></text:p>
        </draw:rect>
        <draw:frame draw:style-name="gr4" draw:text-style-name="P4" draw:layer="layout" svg:width="2.5cm" svg:height="2.511cm" svg:x="10.5cm" svg:y="18cm">
          <draw:text-box>
            <text:p text:style-name="P2"><text:span text:style-name="T3">⑦</text:span></text:p>
          </draw:text-box>
        </draw:frame>
        <draw:frame draw:style-name="gr7" draw:text-style-name="P10" draw:layer="layout" svg:width="14cm" svg:height="15.699cm" svg:x="13cm" svg:y="4.5cm">
          <draw:text-box>
            <text:p text:style-name="P9"><text:span text:style-name="T7">⑧</text:span><text:span text:style-name="T7">スクリーンショットを撮ってツイートするボタンです。他の</text:span><text:span text:style-name="T7">SNS</text:span><text:span text:style-name="T7">も選べます。</text:span></text:p>
            <text:p text:style-name="P9"><text:span text:style-name="T7"/></text:p>
            <text:p text:style-name="P9"><text:span text:style-name="T7">⑨</text:span><text:span text:style-name="T7">画像ファイル</text:span><text:span text:style-name="T7">(.png),</text:span><text:span text:style-name="T7">キャラクターシート</text:span><text:span text:style-name="T7">(.ccs),</text:span><text:span text:style-name="T7">シナリオファイル</text:span><text:span text:style-name="T7">(.zip),</text:span><text:span text:style-name="T7">を選んで削除します。</text:span><text:span text:style-name="T7">(</text:span><text:span text:style-name="T7">誤ってシステムファイルを消したりしないように、消せるファイルは上記の拡張子のみにしています</text:span><text:span text:style-name="T7">)</text:span></text:p>
            <text:p text:style-name="P9"><text:span text:style-name="T7">遊び終わったシナリオが溜まってきて容量が不安になってきたら消しましょう。</text:span></text:p>
            <text:p text:style-name="P9"><text:span text:style-name="T7"/></text:p>
            <text:p text:style-name="P9"><text:span text:style-name="T7">⑩</text:span><text:span text:style-name="T7">この説明書へのリンクです。</text:span></text:p>
          </draw:text-box>
        </draw:frame>
        <draw:rect draw:style-name="gr3" draw:text-style-name="P11" draw:layer="layout" svg:width="2.5cm" svg:height="1cm" svg:x="9.5cm" svg:y="5.5cm">
          <text:p text:style-name="P2"><text:span text:style-name="T10">説明書</text:span></text:p>
        </draw:rect>
        <draw:rect draw:style-name="gr3" draw:text-style-name="P3" draw:layer="layout" svg:width="2.5cm" svg:height="1cm" svg:x="7cm" svg:y="5.5cm">
          <text:p text:style-name="P2"><text:span text:style-name="T2">ファイルを</text:span></text:p>
          <text:p text:style-name="P2"><text:span text:style-name="T2">選んで削除</text:span></text:p>
        </draw:rect>
        <draw:custom-shape draw:style-name="gr8" draw:text-style-name="P2" draw:layer="layout" svg:width="1cm" svg:height="1cm" svg:x="3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2" draw:layer="layout" svg:width="14cm" svg:height="15.699cm" svg:x="3cm" svg:y="5.301cm">
          <draw:text-box>
            <text:p text:style-name="P1"><text:span text:style-name="T3">⑧</text:span><text:span text:style-name="T3">　　　　⑨　　　⑩</text:span></text:p>
            <text:p text:style-name="P1"><text:span text:style-name="T3"/></text:p>
          </draw:text-box>
        </draw:frame>
        <presentation:notes draw:style-name="dp2">
          <draw:page-thumbnail draw:style-name="gr1" draw:layer="layout" svg:width="14.848cm" svg:height="11.136cm" svg:x="3.075cm" svg:y="2.257cm" draw:page-number="4" presentation:class="page"/>
          <draw:frame presentation:style-name="pr2" draw:text-style-name="P8" draw:layer="layout" svg:width="16.799cm" svg:height="13.365cm" svg:x="2.1cm" svg:y="14.107cm" presentation:class="notes" presentation:placeholder="true">
            <draw:text-box/>
          </draw:frame>
        </presentation:notes>
      </draw:page>
      <draw:page draw:name="page5" draw:style-name="dp1" draw:master-page-name="Default" presentation:presentation-page-layout-name="AL3T1">
        <draw:frame draw:style-name="gr2" draw:text-style-name="P2" draw:layer="layout" svg:width="22.573cm" svg:height="16.93cm" svg:x="2.772cm" svg:y="2.118cm">
          <draw:image xlink:href="Pictures/1000020100000280000001E0CFF73D25.png" xlink:type="simple" xlink:show="embed" xlink:actuate="onLoad">
            <text:p/>
          </draw:image>
        </draw:frame>
        <draw:frame draw:style-name="gr10" draw:text-style-name="P14" draw:layer="layout" svg:width="14cm" svg:height="3.099cm" svg:x="13cm" svg:y="3.901cm">
          <draw:text-box>
            <text:p text:style-name="P13"><text:span text:style-name="T11">左図のようにファイルブラウザが起動しますので、事前にＤＬしたシナリオファイルの中から遊びたいシナリオのファイルを選択してください。シナリオのファイル形式は</text:span><text:span text:style-name="T11">zip</text:span><text:span text:style-name="T11">です。</text:span></text:p>
          </draw:text-box>
        </draw:frame>
        <draw:frame draw:style-name="gr10" draw:text-style-name="P14" draw:layer="layout" svg:width="13.5cm" svg:height="3.099cm" svg:x="13.5cm" svg:y="18.401cm">
          <draw:text-box>
            <text:p><text:span text:style-name="T11">※</text:span><text:span text:style-name="T11">シナリオファイルはユーザーの有志によって作成・配布されています。（永久パピルスのホームページから、シナリオファイル作成ソフトを無料でダウンロードすることができます）</text:span></text:p>
            <text:p><text:span text:style-name="T11">自己責任のうえで信頼できるシナリオ作成者さまのファイルをダウンロードし、遊んでください。</text:span></text:p>
          </draw:text-box>
        </draw:fram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draw:style-name="gr4" draw:text-style-name="P15" draw:layer="layout" svg:width="27cm" svg:height="2.511cm" svg:x="0.5cm" svg:y="1cm">
          <draw:text-box>
            <text:p text:style-name="P2"><text:span text:style-name="T12">iPhone</text:span><text:span text:style-name="T13">ユーザーの場合の</text:span></text:p>
            <text:p text:style-name="P2"><text:span text:style-name="T13">シナリオファイルのダウンロードや選択について</text:span></text:p>
          </draw:text-box>
        </draw:frame>
        <draw:frame draw:style-name="gr11" draw:text-style-name="P16" draw:layer="layout" svg:width="26cm" svg:height="16.5cm" svg:x="1cm" svg:y="4cm">
          <draw:text-box>
            <text:p><text:span text:style-name="T14">　</text:span><text:span text:style-name="T14">iPhone</text:span><text:span text:style-name="T14">では、ファイルはアプリケーションに紐づけて保存されるようになっているため、</text:span><text:span text:style-name="T14">Windows,Mac,Android</text:span><text:span text:style-name="T14">等とは少し違う方法でファイルをダウンロードする必要があります。</text:span></text:p>
            <text:p><text:span text:style-name="T14">　</text:span><text:span text:style-name="T14">iPhone</text:span><text:span text:style-name="T14">でシナリオファイルやキャラクターイラストをダウンロードする方法は</text:span></text:p>
            <text:p><text:span text:style-name="T14"/></text:p>
            <text:p><text:span text:style-name="T14"/></text:p>
            <text:p><text:span text:style-name="T15">＜</text:span><text:span text:style-name="T15">A.</text:span><text:span text:style-name="T15">自分のパソコン</text:span><text:span text:style-name="T15">(mac</text:span><text:span text:style-name="T15">や</text:span><text:span text:style-name="T15">windows)</text:span><text:span text:style-name="T15">からダウンロードする場合＞</text:span></text:p>
            <text:p><text:span text:style-name="T16">①</text:span><text:span text:style-name="T16">パソコンと</text:span><text:span text:style-name="T16">iPhone</text:span><text:span text:style-name="T16">を繋ぎ、</text:span><text:span text:style-name="T16">iTunes</text:span><text:span text:style-name="T16">を起動します。</text:span></text:p>
            <text:p><text:span text:style-name="T16">②</text:span><text:span text:style-name="T16">スマホのマークをクリック→『データ共有』→『クトゥルフ神話</text:span><text:span text:style-name="T16">AR</text:span><text:span text:style-name="T16">』を選択してファイルをドラッグ＆ドロップする</text:span><text:span text:style-name="T16">(</text:span><text:span text:style-name="T15">Documents</text:span><text:span text:style-name="T16">フォルダ</text:span><text:span text:style-name="T16">(</text:span><text:span text:style-name="T16">通常より一つ上位のフォルダ</text:span><text:span text:style-name="T16">)</text:span><text:span text:style-name="T16">の中に保存されるので、シナリオ選択の際には一つ上のフォルダを開いてみてください</text:span><text:span text:style-name="T16">)</text:span></text:p>
            <text:p><text:span text:style-name="T17">参考：</text:span><text:span text:style-name="T17"><text:a xlink:href="https://support.apple.com/ja-jp/HT201301">https://support.apple.com/ja-jp/HT201301</text:a></text:span></text:p>
            <text:p><text:span text:style-name="T14"/></text:p>
            <text:p><text:span text:style-name="T15">＜</text:span><text:span text:style-name="T15">B-1.</text:span><text:span text:style-name="T15">インターネットから直接ダウンロードする場合（シナリオ）＞</text:span></text:p>
            <text:p><text:span text:style-name="T18">①</text:span><text:span text:style-name="T18">『</text:span><text:span text:style-name="T19">Safari</text:span><text:span text:style-name="T18">』（インターネット）で遊びたいシナリオファイルをダウンロードする。</text:span></text:p>
            <text:p><text:span text:style-name="T18">②</text:span><text:span text:style-name="T18">ファイルを開くアプリを選択する画面になるので「</text:span><text:span text:style-name="T19">『クトゥルフ神話</text:span><text:span text:style-name="T19">AR</text:span><text:span text:style-name="T19">』で開く</text:span><text:span text:style-name="T18">」を選択</text:span></text:p>
            <text:p><text:span text:style-name="T18"/></text:p>
            <text:p><text:span text:style-name="T15">＜</text:span><text:span text:style-name="T15">B-2.</text:span><text:span text:style-name="T15">インターネットから直接ダウンロードする場合（立ち絵）＞</text:span></text:p>
            <text:p><text:span text:style-name="T18">①</text:span><text:span text:style-name="T18">『</text:span><text:span text:style-name="T19">Safari</text:span><text:span text:style-name="T18">』（インターネット）で</text:span><text:span text:style-name="T18">png</text:span><text:span text:style-name="T18">ファイルにアクセスする。</text:span></text:p>
            <text:p><text:span text:style-name="T18">②</text:span><text:span text:style-name="T19">四角から上に矢印が伸びたアイコン</text:span><text:span text:style-name="T18">を押し、「</text:span><text:span text:style-name="T19">iCloudDrive</text:span><text:span text:style-name="T19">に保存</text:span><text:span text:style-name="T18">」を選択</text:span></text:p>
            <text:p><text:span text:style-name="T18">③</text:span><text:span text:style-name="T18">iCloud Drive</text:span><text:span text:style-name="T18">を起動し、ダウンロードしたいファイルを選択したら</text:span><text:span text:style-name="T19">□から上に矢印が伸びたアイコン</text:span><text:span text:style-name="T18">を押して「</text:span><text:span text:style-name="T19">クトゥルフ神話</text:span><text:span text:style-name="T19">AR...</text:span><text:span text:style-name="T18">」を選択</text:span></text:p>
            <text:p><text:span text:style-name="T18">(</text:span><text:span text:style-name="T19">tmp</text:span><text:span text:style-name="T18">フォルダ内の</text:span><text:span text:style-name="T19">com.Brainmixer.CoCAR-Inbox</text:span><text:span text:style-name="T18">フォルダの中に保存されます</text:span><text:span text:style-name="T18">)</text:span></text:p>
            <text:p><text:span text:style-name="T14"/></text:p>
            <text:p><text:span text:style-name="T14"/></text:p>
            <text:p><text:span text:style-name="T14">保存したファイルは通常通りファイルブラウザで選択することができます。</text:span></text:p>
          </draw:text-box>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draw:style-name="gr2" draw:text-style-name="P2" draw:layer="layout" svg:width="22.573cm" svg:height="16.93cm" svg:x="2.772cm" svg:y="2.118cm">
          <draw:image xlink:href="Pictures/1000020100000280000001E0F08E48C0.png" xlink:type="simple" xlink:show="embed" xlink:actuate="onLoad">
            <text:p/>
          </draw:image>
        </draw:frame>
        <draw:frame draw:style-name="gr12" draw:text-style-name="P17" draw:layer="layout" svg:width="6.175cm" svg:height="1.381cm" svg:x="16.5cm" svg:y="2.123cm">
          <draw:text-box>
            <text:p><text:span text:style-name="T20">探索者作成</text:span></text:p>
          </draw:text-box>
        </draw:frame>
        <draw:frame draw:style-name="gr13" draw:text-style-name="P18" draw:layer="layout" svg:width="2cm" svg:height="3.618cm" svg:x="10cm" svg:y="4cm">
          <draw:text-box>
            <text:p><text:span text:style-name="T21">①</text:span></text:p>
          </draw:text-box>
        </draw:frame>
        <draw:frame draw:style-name="gr13" draw:text-style-name="P18" draw:layer="layout" svg:width="2cm" svg:height="3.618cm" svg:x="5.5cm" svg:y="13.382cm">
          <draw:text-box>
            <text:p><text:span text:style-name="T21">②</text:span></text:p>
          </draw:text-box>
        </draw:frame>
        <draw:frame draw:style-name="gr13" draw:text-style-name="P18" draw:layer="layout" svg:width="2cm" svg:height="3.618cm" svg:x="10.5cm" svg:y="13.382cm">
          <draw:text-box>
            <text:p><text:span text:style-name="T21">③</text:span></text:p>
          </draw:text-box>
        </draw:frame>
        <draw:frame draw:style-name="gr13" draw:text-style-name="P18" draw:layer="layout" svg:width="2cm" svg:height="3.618cm" svg:x="10.5cm" svg:y="16.5cm">
          <draw:text-box>
            <text:p><text:span text:style-name="T21">④</text:span></text:p>
          </draw:text-box>
        </draw:frame>
        <draw:frame draw:style-name="gr13" draw:text-style-name="P18" draw:layer="layout" svg:width="2cm" svg:height="3.618cm" svg:x="5.5cm" svg:y="16.382cm">
          <draw:text-box>
            <text:p><text:span text:style-name="T21">⑤</text:span></text:p>
          </draw:text-box>
        </draw:frame>
        <draw:frame draw:style-name="gr14" draw:text-style-name="P19" draw:layer="layout" svg:width="13.5cm" svg:height="15.618cm" svg:x="13cm" svg:y="3.882cm">
          <draw:text-box>
            <text:p><text:span text:style-name="T22">①</text:span><text:span text:style-name="T22">名前入力欄</text:span></text:p>
            <text:p><text:span text:style-name="T22"/></text:p>
            <text:p><text:span text:style-name="T22">②</text:span><text:span text:style-name="T22">再ロール用ボタン</text:span></text:p>
            <text:p><text:span text:style-name="T14">（ここを押すことでステータスは何回でも決め直せます。また、同時にブラウザで広告ページ（</text:span><text:span text:style-name="T18">永久パピルスのシナリオ集やクトゥルフ神話</text:span><text:span text:style-name="T18">TRPG</text:span><text:span text:style-name="T18">ルールブックの販売サイト）を開く</text:span><text:span text:style-name="T14">ので、もし良ければそちらも御贔屓に……）</text:span></text:p>
            <text:p><text:span text:style-name="T14"/></text:p>
            <text:p><text:span text:style-name="T22">③</text:span><text:span text:style-name="T22">キャラクターイラスト選択</text:span></text:p>
            <text:p><text:span text:style-name="T14">（キャライラストの</text:span><text:span text:style-name="T14">png</text:span><text:span text:style-name="T14">ファイルを選択します。キャラクターシートにキャラ画像が表示されたり、シナリオによってはキャラクター立ち絵がイベント中に表示されることも。</text:span><text:span text:style-name="T18">面倒なら設定しなくても構いません</text:span><text:span text:style-name="T14">）</text:span></text:p>
            <text:p><text:span text:style-name="T22"/></text:p>
            <text:p><text:span text:style-name="T22">④</text:span><text:span text:style-name="T22">技能シート</text:span></text:p>
            <text:p><text:span text:style-name="T14">（詳細は次ページ）</text:span></text:p>
            <text:p><text:span text:style-name="T14"/></text:p>
            <text:p><text:span text:style-name="T22">⑤</text:span><text:span text:style-name="T22">キャラクターシートの決定</text:span></text:p>
            <text:p><text:span text:style-name="T14">（</text:span><text:span text:style-name="T18">決定されたキャラクターは技能ポイントの増減操作ができなくなる</text:span><text:span text:style-name="T14">ので、技能ポイントの分配忘れにご注意ください）</text:span></text:p>
          </draw:text-box>
        </draw:frame>
        <draw:rect draw:style-name="gr15" draw:text-style-name="P2" draw:layer="layout" svg:width="1.5cm" svg:height="1cm" svg:x="3.5cm" svg:y="13cm">
          <text:p text:style-name="P2">書込</text:p>
        </draw:rect>
        <draw:rect draw:style-name="gr15" draw:text-style-name="P2" draw:layer="layout" svg:width="1.5cm" svg:height="1cm" svg:x="5.5cm" svg:y="13cm">
          <text:p text:style-name="P2">読込</text:p>
        </draw:rect>
        <draw:frame draw:style-name="gr16" draw:text-style-name="P18" draw:layer="layout" svg:width="5cm" svg:height="4.985cm" svg:x="3.5cm" svg:y="11.015cm">
          <draw:text-box>
            <text:p><text:span text:style-name="T21">⑥⑦</text:span></text:p>
          </draw:text-box>
        </draw:frame>
        <presentation:notes draw:style-name="dp2">
          <draw:page-thumbnail draw:style-name="gr1"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draw:style-name="gr2" draw:text-style-name="P2" draw:layer="layout" svg:width="22.573cm" svg:height="16.93cm" svg:x="2.772cm" svg:y="2.118cm">
          <draw:image xlink:href="Pictures/1000020100000280000001E0F08E48C0.png" xlink:type="simple" xlink:show="embed" xlink:actuate="onLoad">
            <text:p/>
          </draw:image>
        </draw:frame>
        <draw:frame draw:style-name="gr12" draw:text-style-name="P17" draw:layer="layout" svg:width="6.175cm" svg:height="1.381cm" svg:x="16.5cm" svg:y="2.123cm">
          <draw:text-box>
            <text:p><text:span text:style-name="T20">探索者作成</text:span></text:p>
          </draw:text-box>
        </draw:frame>
        <draw:frame draw:style-name="gr13" draw:text-style-name="P18" draw:layer="layout" svg:width="2cm" svg:height="3.618cm" svg:x="10cm" svg:y="4cm">
          <draw:text-box>
            <text:p><text:span text:style-name="T21">①</text:span></text:p>
          </draw:text-box>
        </draw:frame>
        <draw:frame draw:style-name="gr13" draw:text-style-name="P18" draw:layer="layout" svg:width="2cm" svg:height="3.618cm" svg:x="5.5cm" svg:y="13.382cm">
          <draw:text-box>
            <text:p><text:span text:style-name="T21">②</text:span></text:p>
          </draw:text-box>
        </draw:frame>
        <draw:frame draw:style-name="gr13" draw:text-style-name="P18" draw:layer="layout" svg:width="2cm" svg:height="3.618cm" svg:x="10.5cm" svg:y="13.382cm">
          <draw:text-box>
            <text:p><text:span text:style-name="T21">③</text:span></text:p>
          </draw:text-box>
        </draw:frame>
        <draw:frame draw:style-name="gr13" draw:text-style-name="P18" draw:layer="layout" svg:width="2cm" svg:height="3.618cm" svg:x="10.5cm" svg:y="16.5cm">
          <draw:text-box>
            <text:p><text:span text:style-name="T21">④</text:span></text:p>
          </draw:text-box>
        </draw:frame>
        <draw:frame draw:style-name="gr13" draw:text-style-name="P18" draw:layer="layout" svg:width="2cm" svg:height="3.618cm" svg:x="5.5cm" svg:y="16.382cm">
          <draw:text-box>
            <text:p><text:span text:style-name="T21">⑤</text:span></text:p>
          </draw:text-box>
        </draw:frame>
        <draw:frame draw:style-name="gr14" draw:text-style-name="P19" draw:layer="layout" svg:width="13.5cm" svg:height="15.618cm" svg:x="13cm" svg:y="3.882cm">
          <draw:text-box>
            <text:p><text:span text:style-name="T22">⑥</text:span><text:span text:style-name="T22">現在のキャラクターシートを外部ファイルに書きだします。『</text:span><text:span text:style-name="T22">(</text:span><text:span text:style-name="T22">キャラクター名</text:span><text:span text:style-name="T22">).css</text:span><text:span text:style-name="T22">』のファイル名で保存されます。</text:span></text:p>
            <text:p><text:span text:style-name="T22"/></text:p>
            <text:p><text:span text:style-name="T22">⑦</text:span><text:span text:style-name="T22">.css</text:span><text:span text:style-name="T22">ファイルを読み込みます。現在のキャラクターシートは、読み込んだキャラクターシートで上書きされます。</text:span></text:p>
            <text:p><text:span text:style-name="T14">※</text:span><text:span text:style-name="T14">1.css</text:span><text:span text:style-name="T14">ファイルにはキャラクターイラストが直接保存されている訳ではないため（ファイルパスを保存している）、設定したイラストが元の位置にないと立ち絵がない状態になります。</text:span></text:p>
            <text:p><text:span text:style-name="T14">※</text:span><text:span text:style-name="T14">2.</text:span><text:span text:style-name="T14">一度でもシナリオを遊んだり保存したキャラクターは『決定済』となり、以降は技能の配分を行えません。</text:span></text:p>
          </draw:text-box>
        </draw:frame>
        <draw:rect draw:style-name="gr15" draw:text-style-name="P11" draw:layer="layout" svg:width="1.5cm" svg:height="1cm" svg:x="3.5cm" svg:y="13cm">
          <text:p text:style-name="P2"><text:span text:style-name="T10">書出</text:span></text:p>
        </draw:rect>
        <draw:rect draw:style-name="gr15" draw:text-style-name="P11" draw:layer="layout" svg:width="1.5cm" svg:height="1cm" svg:x="5.5cm" svg:y="13cm">
          <text:p text:style-name="P2"><text:span text:style-name="T10">読込</text:span></text:p>
        </draw:rect>
        <draw:frame draw:style-name="gr16" draw:text-style-name="P18" draw:layer="layout" svg:width="5cm" svg:height="4.985cm" svg:x="3.5cm" svg:y="11.015cm">
          <draw:text-box>
            <text:p><text:span text:style-name="T21">⑥⑦</text:span></text:p>
          </draw:text-box>
        </draw:frame>
        <presentation:notes draw:style-name="dp2">
          <draw:page-thumbnail draw:style-name="gr1"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draw:style-name="gr2" draw:text-style-name="P2" draw:layer="layout" svg:width="22.573cm" svg:height="16.93cm" svg:x="2.772cm" svg:y="2.118cm">
          <draw:image xlink:href="Pictures/1000020100000280000001E05FBB25B2.png" xlink:type="simple" xlink:show="embed" xlink:actuate="onLoad">
            <text:p/>
          </draw:image>
        </draw:frame>
        <draw:frame draw:style-name="gr13" draw:text-style-name="P18" draw:layer="layout" svg:width="2cm" svg:height="3.618cm" svg:x="11.5cm" svg:y="1cm">
          <draw:text-box>
            <text:p><text:span text:style-name="T21">①</text:span></text:p>
          </draw:text-box>
        </draw:frame>
        <draw:frame draw:style-name="gr13" draw:text-style-name="P18" draw:layer="layout" svg:width="2cm" svg:height="3.618cm" svg:x="12cm" svg:y="16.882cm">
          <draw:text-box>
            <text:p><text:span text:style-name="T21">④</text:span></text:p>
          </draw:text-box>
        </draw:frame>
        <draw:frame draw:style-name="gr13" draw:text-style-name="P18" draw:layer="layout" svg:width="2cm" svg:height="3.618cm" svg:x="11cm" svg:y="14.382cm">
          <draw:text-box>
            <text:p><text:span text:style-name="T21">②</text:span></text:p>
          </draw:text-box>
        </draw:frame>
        <draw:frame draw:style-name="gr13" draw:text-style-name="P18" draw:layer="layout" svg:width="2cm" svg:height="3.618cm" svg:x="8cm" svg:y="15.382cm">
          <draw:text-box>
            <text:p><text:span text:style-name="T21">③</text:span></text:p>
          </draw:text-box>
        </draw:frame>
        <draw:frame draw:style-name="gr17" draw:text-style-name="P17" draw:layer="layout" svg:width="12.5cm" svg:height="19.128cm" svg:x="14cm" svg:y="1.882cm">
          <draw:text-box>
            <text:p><text:span text:style-name="T20">　　技能シート画面</text:span></text:p>
            <text:p><text:span text:style-name="T14">技能シート画面では、技能名をクリックすると技能にポイントを割り振ることができます。</text:span><text:span text:style-name="T14">(</text:span><text:span text:style-name="T14">キャラクター作成時のみ</text:span><text:span text:style-name="T14">)</text:span></text:p>
            <text:p><text:span text:style-name="T14"/></text:p>
            <text:p><text:span text:style-name="T14"/></text:p>
            <text:p><text:span text:style-name="T14"/></text:p>
            <text:p><text:span text:style-name="T22">①</text:span><text:span text:style-name="T22">配分初期化</text:span></text:p>
            <text:p><text:span text:style-name="T14">配分した技能ポイントを一度リセットします。</text:span></text:p>
            <text:p><text:span text:style-name="T14"/></text:p>
            <text:p><text:span text:style-name="T22">②</text:span><text:span text:style-name="T22">ページ切替</text:span></text:p>
            <text:p><text:span text:style-name="T14">技能シートは２ページあるので、ページを切り替えます。</text:span></text:p>
            <text:p><text:span text:style-name="T14"/></text:p>
            <text:p><text:span text:style-name="T22">③</text:span><text:span text:style-name="T22">残り技能ポイント</text:span></text:p>
            <text:p><text:span text:style-name="T14">未配分の技能ポイントです。この数字が０になるまで技能ポイントを分配できます。</text:span></text:p>
            <text:p><text:span text:style-name="T14"/></text:p>
            <text:p><text:span text:style-name="T22">④</text:span><text:span text:style-name="T22">技能シートボタン</text:span></text:p>
            <text:p><text:span text:style-name="T14">このボタンを押すと技能シート画面を終了します。</text:span></text:p>
            <text:p><text:span text:style-name="T14"/></text:p>
            <text:p><text:span text:style-name="T22">⑤</text:span><text:span text:style-name="T22">決定ボタン</text:span></text:p>
            <text:p><text:span text:style-name="T14">前画面（キャラクターシート画面）の決定ボタンです。この画面からでもキャラクターを決定することは可能です。</text:span></text:p>
            <text:p><text:span text:style-name="T14"/></text:p>
            <text:p><text:span text:style-name="T14"/></text:p>
          </draw:text-box>
        </draw:frame>
        <draw:frame draw:style-name="gr13" draw:text-style-name="P18" draw:layer="layout" svg:width="2cm" svg:height="3.618cm" svg:x="6cm" svg:y="17cm">
          <draw:text-box>
            <text:p><text:span text:style-name="T21">⑤</text:span></text:p>
          </draw:text-box>
        </draw:frame>
        <presentation:notes draw:style-name="dp2">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draw:style-name="gr2" draw:text-style-name="P2" draw:layer="layout" svg:width="22.573cm" svg:height="16.93cm" svg:x="2.772cm" svg:y="2.118cm">
          <draw:image xlink:href="Pictures/1000020100000280000001E0BDBA3A27.png" xlink:type="simple" xlink:show="embed" xlink:actuate="onLoad">
            <text:p/>
          </draw:image>
        </draw:frame>
        <draw:circle draw:style-name="gr18" draw:text-style-name="P2" draw:layer="layout" svg:width="2.5cm" svg:height="2.5cm" svg:x="3cm" svg:y="16cm">
          <text:p/>
        </draw:circle>
        <draw:circle draw:style-name="gr19" draw:text-style-name="P2" draw:layer="layout" svg:width="1.5cm" svg:height="1.5cm" svg:x="4cm" svg:y="16.5cm">
          <text:p/>
        </draw:circle>
        <draw:frame draw:style-name="gr20" draw:text-style-name="P12" draw:layer="layout" svg:width="11.5cm" svg:height="3.773cm" svg:x="14cm" svg:y="16.727cm">
          <draw:text-box>
            <text:p text:style-name="P1"><text:span text:style-name="T23">⑥</text:span><text:span text:style-name="T23">スティック（机上プレイ時）</text:span></text:p>
            <text:p text:style-name="P1"><text:span text:style-name="T7">真ん中の丸をドラッグした方向にキャラクターが移動します。</text:span></text:p>
            <text:p text:style-name="P1"><text:span text:style-name="T7"/></text:p>
            <text:p text:style-name="P1"><text:span text:style-name="T7">★</text:span><text:span text:style-name="T7">PC</text:span><text:span text:style-name="T7">版は上下左右のキー入力でキャラクターが移動します。</text:span></text:p>
          </draw:text-box>
        </draw:frame>
        <draw:frame draw:style-name="gr21" draw:text-style-name="P12" draw:layer="layout" svg:width="11.5cm" svg:height="2.647cm" svg:x="4cm" svg:y="15.727cm">
          <draw:text-box>
            <text:p text:style-name="P1"><text:span text:style-name="T23">⑥</text:span></text:p>
          </draw:text-box>
        </draw:frame>
        <draw:frame draw:style-name="gr22" draw:text-style-name="P14" draw:layer="layout" svg:width="11cm" svg:height="1.521cm" svg:x="14cm" svg:y="14.479cm">
          <draw:text-box>
            <text:p><text:span text:style-name="T11">※</text:span><text:span text:style-name="T11">任意イベント</text:span><text:span text:style-name="T11">(</text:span><text:span text:style-name="T11">プレイヤー側から起こせるイベント</text:span><text:span text:style-name="T11">)</text:span><text:span text:style-name="T11">は、キャラクターシート画面から左下の『任意イベント』ボタンを押すことで選択することができます。</text:span></text:p>
          </draw:text-box>
        </draw:frame>
        <presentation:notes draw:style-name="dp2">
          <draw:page-thumbnail draw:style-name="gr1"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draw:style-name="gr23" draw:text-style-name="P20" draw:layer="layout" svg:width="14.5cm" svg:height="18.7cm" svg:x="13.5cm" svg:y="1.5cm">
          <draw:text-box>
            <text:p><text:span text:style-name="T24">　　</text:span><text:span text:style-name="T25">バックログ画面</text:span></text:p>
            <text:p><text:span text:style-name="T14"/></text:p>
            <text:p><text:span text:style-name="T14">シナリオのバックログを開きます。上下スワイプ（ドラッグ）でテキストを上下させることができます。バックログの最大保存行数（セリフ数）は</text:span><text:span text:style-name="T14">1000</text:span><text:span text:style-name="T14">行です。</text:span></text:p>
            <text:p><text:span text:style-name="T14"/></text:p>
            <text:p><text:span text:style-name="T14">また、左下の取得情報ボタンをクリック（タップ）すると、ここまでに手に入れたアイテム画像の情報を見ることができます。この画面では左右スワイプで画像を切り替えることができます。</text:span></text:p>
            <text:p><text:span text:style-name="T14"/></text:p>
            <text:p><text:span text:style-name="T14"/></text:p>
            <text:p><text:span text:style-name="T14"/></text:p>
            <text:p><text:span text:style-name="T3">バックログ画面</text:span></text:p>
            <text:p><text:span text:style-name="T14"/></text:p>
            <text:p><text:span text:style-name="T14">①</text:span><text:span text:style-name="T14">取得情報画面を開きます</text:span></text:p>
            <text:p><text:span text:style-name="T14"/></text:p>
            <text:p><text:span text:style-name="T14">②</text:span><text:span text:style-name="T14">キャラクターシートを見ます</text:span></text:p>
            <text:p><text:span text:style-name="T14"/></text:p>
            <text:p><text:span text:style-name="T14">③</text:span><text:span text:style-name="T14">元の画面（マップ</text:span><text:span text:style-name="T14">or</text:span><text:span text:style-name="T14">シナリオ）に戻ります。</text:span></text:p>
            <text:p><text:span text:style-name="T14"/></text:p>
            <text:p><text:span text:style-name="T14"/></text:p>
            <text:p><text:span text:style-name="T14"/></text:p>
            <text:p><text:span text:style-name="T3">取得情報画面</text:span></text:p>
            <text:p><text:span text:style-name="T22"/></text:p>
            <text:p><text:span text:style-name="T14">①</text:span><text:span text:style-name="T14">現在表示しているアイテム画像の整理番号</text:span><text:span text:style-name="T14">(</text:span><text:span text:style-name="T14">取得した順に番号が割り振られます</text:span><text:span text:style-name="T14">)</text:span></text:p>
            <text:p><text:span text:style-name="T14"/></text:p>
            <text:p><text:span text:style-name="T14">②</text:span><text:span text:style-name="T14">バックログ画面に戻るボタン</text:span></text:p>
          </draw:text-box>
        </draw:frame>
        <draw:frame draw:style-name="gr2" draw:text-style-name="P2" draw:layer="layout" svg:width="6cm" svg:height="11.93cm" svg:x="6.5cm" svg:y="8.5cm">
          <draw:image xlink:href="Pictures/10000201000000FA000001E0F3A0006D.png" xlink:type="simple" xlink:show="embed" xlink:actuate="onLoad">
            <text:p/>
          </draw:image>
        </draw:frame>
        <draw:frame draw:style-name="gr13" draw:text-style-name="P18" draw:layer="layout" svg:width="2cm" svg:height="3.618cm" svg:x="11cm" svg:y="17.5cm">
          <draw:text-box>
            <text:p><text:span text:style-name="T21">①</text:span></text:p>
          </draw:text-box>
        </draw:frame>
        <draw:frame draw:style-name="gr13" draw:text-style-name="P18" draw:layer="layout" svg:width="2cm" svg:height="3.618cm" svg:x="7.5cm" svg:y="17.5cm">
          <draw:text-box>
            <text:p><text:span text:style-name="T21">②</text:span></text:p>
          </draw:text-box>
        </draw:frame>
        <draw:frame draw:style-name="gr2" draw:text-style-name="P2" draw:layer="layout" svg:width="6.499cm" svg:height="12.43cm" svg:x="0.5cm" svg:y="2cm">
          <draw:image xlink:href="Pictures/10000201000000FA000001E06CCB8324.png" xlink:type="simple" xlink:show="embed" xlink:actuate="onLoad">
            <text:p/>
          </draw:image>
        </draw:frame>
        <draw:frame draw:style-name="gr14" draw:text-style-name="P19" draw:layer="layout" svg:width="13.5cm" svg:height="15.618cm" svg:x="1cm" svg:y="1cm">
          <draw:text-box>
            <text:p><text:span text:style-name="T14">バックログ画面</text:span></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　　　　　　　　　　　取得情報画面</text:span></text:p>
          </draw:text-box>
        </draw:frame>
        <draw:frame draw:style-name="gr13" draw:text-style-name="P18" draw:layer="layout" svg:width="2cm" svg:height="3.618cm" svg:x="0.5cm" svg:y="11.5cm">
          <draw:text-box>
            <text:p><text:span text:style-name="T21">①</text:span></text:p>
          </draw:text-box>
        </draw:frame>
        <draw:frame draw:style-name="gr13" draw:text-style-name="P18" draw:layer="layout" svg:width="2cm" svg:height="3.618cm" svg:x="5cm" svg:y="11.5cm">
          <draw:text-box>
            <text:p><text:span text:style-name="T21">②</text:span></text:p>
          </draw:text-box>
        </draw:frame>
        <draw:frame draw:style-name="gr13" draw:text-style-name="P18" draw:layer="layout" svg:width="2cm" svg:height="3.618cm" svg:x="3cm" svg:y="11.382cm">
          <draw:text-box>
            <text:p><text:span text:style-name="T21">③</text:span></text:p>
          </draw:text-box>
        </draw:frame>
        <presentation:notes draw:style-name="dp2">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draw:style-name="gr24" draw:text-style-name="P2" draw:layer="layout" svg:width="22.573cm" svg:height="16.93cm" svg:x="2.772cm" svg:y="2.118cm">
          <draw:image xlink:href="Pictures/1000020100000280000001E02547D1D5.png" xlink:type="simple" xlink:show="embed" xlink:actuate="onLoad">
            <text:p text:style-name="P2">　　　　　　　　 <text:s text:c="2"/>　　　　　　　　　　　　　　　　　　　　　　　　　<text:span text:style-name="T13">イベント画面</text:span></text:p>
          </draw:image>
        </draw:frame>
        <draw:frame draw:style-name="gr25" draw:text-style-name="P21" draw:layer="layout" svg:width="14cm" svg:height="4.902cm" svg:x="13cm" svg:y="12cm">
          <draw:text-box>
            <text:p><text:span text:style-name="T26">★</text:span><text:span text:style-name="T26">イベント中に</text:span><text:span text:style-name="T27">耐久力が２以下</text:span><text:span text:style-name="T26">になった場合や</text:span><text:span text:style-name="T27">正気度ポイントが０</text:span><text:span text:style-name="T26">になった場合、もしくは</text:span><text:span text:style-name="T27">一部のステータスが０</text:span><text:span text:style-name="T26">になってしまった場合には、イベント終了時までに耐久力なら３以上、それ以外は１以上に</text:span><text:span text:style-name="T27">回復させなければキャラクターロスト</text:span><text:span text:style-name="T26">してしまいます。</text:span></text:p>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draw:style-name="gr2" draw:text-style-name="P2" draw:layer="layout" svg:width="28cm" svg:height="21cm" svg:x="0cm" svg:y="0cm">
          <draw:image xlink:href="Pictures/1000020100000280000001E05179CD4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draw:style-name="gr2" draw:text-style-name="P2" draw:layer="layout" svg:width="22.573cm" svg:height="16.93cm" svg:x="2.772cm" svg:y="2.118cm">
          <draw:image xlink:href="Pictures/1000020100000280000001E0A52A91D9.png" xlink:type="simple" xlink:show="embed" xlink:actuate="onLoad">
            <text:p/>
          </draw:image>
        </draw:frame>
        <draw:frame draw:style-name="gr26" draw:text-style-name="P22" draw:layer="layout" svg:width="5.903cm" svg:height="0.725cm" svg:x="17cm" svg:y="9.275cm">
          <draw:text-box>
            <text:p><text:span text:style-name="T28">※</text:span><text:span text:style-name="T28">判定の成功率は</text:span><text:span text:style-name="T28">&lt;</text:span><text:span text:style-name="T28">格闘</text:span><text:span text:style-name="T28">&gt;/2</text:span></text:p>
          </draw:text-box>
        </draw:frame>
        <presentation:notes draw:style-name="dp2">
          <draw:page-thumbnail draw:style-name="gr1"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draw:style-name="gr2" draw:text-style-name="P2" draw:layer="layout" svg:width="22.573cm" svg:height="16.93cm" svg:x="2.772cm" svg:y="2.118cm">
          <draw:image xlink:href="Pictures/1000020100000280000001E07EFF030C.png" xlink:type="simple" xlink:show="embed" xlink:actuate="onLoad">
            <text:p/>
          </draw:image>
        </draw:frame>
        <draw:rect draw:style-name="gr27" draw:text-style-name="P2" draw:layer="layout" svg:width="12.5cm" svg:height="5cm" svg:x="13.5cm" svg:y="2.5cm">
          <text:p/>
        </draw:rect>
        <draw:frame draw:style-name="gr25" draw:text-style-name="P23" draw:layer="layout" svg:width="14cm" svg:height="4.902cm" svg:x="13.5cm" svg:y="3.161cm">
          <draw:text-box>
            <text:p><text:span text:style-name="T23">①</text:span><text:span text:style-name="T23">飛び道具で攻撃します。</text:span></text:p>
            <text:p><text:span text:style-name="T7">★</text:span><text:span text:style-name="T7">銃所持の場合</text:span><text:span text:style-name="T7">(&lt;</text:span><text:span text:style-name="T7">火器</text:span><text:span text:style-name="T7">&gt;</text:span><text:span text:style-name="T7">と表示されている場合</text:span><text:span text:style-name="T7">)</text:span></text:p>
            <text:p><text:span text:style-name="T29">&lt;</text:span><text:span text:style-name="T29">火器</text:span><text:span text:style-name="T29">&gt;</text:span><text:span text:style-name="T29">による判定を</text:span><text:span text:style-name="T29">3</text:span><text:span text:style-name="T29">回行い、</text:span></text:p>
            <text:p><text:span text:style-name="T29">成功するごとに</text:span><text:span text:style-name="T29">1D10+α</text:span><text:span text:style-name="T29">のダメージを与えます。</text:span><text:span text:style-name="T30">(α</text:span><text:span text:style-name="T30">は銃の固有値</text:span><text:span text:style-name="T30">)</text:span></text:p>
            <text:p><text:span text:style-name="T7">★</text:span><text:span text:style-name="T7">銃非所持の場合</text:span><text:span text:style-name="T7">(&lt;</text:span><text:span text:style-name="T7">投擲</text:span><text:span text:style-name="T7">&gt;</text:span><text:span text:style-name="T7">と表示されている場合</text:span><text:span text:style-name="T7">)</text:span></text:p>
            <text:p><text:span text:style-name="T29">&lt;</text:span><text:span text:style-name="T29">投擲</text:span><text:span text:style-name="T29">&gt;</text:span><text:span text:style-name="T29">による判定を行い、</text:span></text:p>
            <text:p><text:span text:style-name="T29">成功すると</text:span><text:span text:style-name="T29">1D10</text:span><text:span text:style-name="T29">のダメージを与えます。</text:span></text:p>
            <text:p><text:span text:style-name="T31">※</text:span><text:span text:style-name="T31">銃はシナリオ中で手に入れられることがあります。</text:span></text:p>
          </draw:text-box>
        </draw:frame>
        <draw:frame draw:style-name="gr28" draw:text-style-name="P24" draw:layer="layout" svg:width="8.137cm" svg:height="1.381cm" svg:x="16cm" svg:y="1.123cm">
          <draw:text-box>
            <text:p><text:span text:style-name="T13">戦闘画面　</text:span><text:span text:style-name="T13">2/2</text:span></text:p>
          </draw:text-box>
        </draw:frame>
        <draw:frame draw:style-name="gr29" draw:text-style-name="P22" draw:layer="layout" svg:width="10.461cm" svg:height="1.199cm" svg:x="16.047cm" svg:y="15.301cm">
          <draw:text-box>
            <text:p><text:span text:style-name="T28">※</text:span><text:span text:style-name="T28">&lt;</text:span><text:span text:style-name="T28">マーシャルアーツ</text:span><text:span text:style-name="T28">&gt;</text:span><text:span text:style-name="T28">の技能値以下のダイス目で</text:span></text:p>
            <text:p><text:span text:style-name="T28">攻撃に成功すると、追加で</text:span><text:span text:style-name="T28">1D6</text:span><text:span text:style-name="T28">点のダメージを与えます。</text:span></text:p>
          </draw:text-box>
        </draw:frame>
        <presentation:notes draw:style-name="dp2">
          <draw:page-thumbnail draw:style-name="gr1"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draw:style-name="gr2" draw:text-style-name="P2" draw:layer="layout" svg:width="28cm" svg:height="21.5cm" svg:x="0cm" svg:y="0cm">
          <draw:image xlink:href="Pictures/1000020100000280000001E0B9BC5363.png" xlink:type="simple" xlink:show="embed" xlink:actuate="onLoad">
            <text:p/>
          </draw:image>
        </draw:frame>
        <draw:frame draw:style-name="gr30" draw:text-style-name="P23" draw:layer="layout" svg:width="5.5cm" svg:height="1.097cm" svg:x="21cm" svg:y="10.5cm">
          <draw:text-box>
            <text:p><text:span text:style-name="T31">(</text:span><text:span text:style-name="T31">気絶：耐久力１～２</text:span></text:p>
            <text:p><text:span text:style-name="T31">死亡：耐久力０以下</text:span><text:span text:style-name="T31">)</text:span></text:p>
          </draw:text-box>
        </draw:frame>
        <draw:rect draw:style-name="gr31" draw:text-style-name="P25" draw:layer="layout" svg:width="26cm" svg:height="1cm" svg:x="1cm" svg:y="16.5cm">
          <text:p text:style-name="P1"><text:span text:style-name="T32">拘束時は、スペシャルが出た時点で全員拘束に成功します。）</text:span></text:p>
        </draw:rect>
        <presentation:notes draw:style-name="dp2">
          <draw:page-thumbnail draw:style-name="gr1"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draw:style-name="gr32" draw:text-style-name="P26" draw:layer="layout" svg:width="24cm" svg:height="17.5cm" svg:x="1.5cm" svg:y="1.5cm">
          <draw:text-box>
            <text:p text:style-name="P2"><text:span text:style-name="T33">正気度ポイントや特殊な処理について</text:span></text:p>
            <text:p text:style-name="P1"><text:span text:style-name="T34"/></text:p>
            <text:p text:style-name="P1"><text:span text:style-name="T34">　『慣れ』ルールや『不定の狂気』ルール、その他の特殊な処理については、システム側でのフォローを行っていないため、基本的にはシナリオに処理が記述していない限り適用されません。</text:span><text:span text:style-name="T34">(</text:span><text:span text:style-name="T34">『一時的発狂』のみがシステムでフォローされています</text:span><text:span text:style-name="T34">)</text:span></text:p>
            <text:p text:style-name="P1"><text:span text:style-name="T34"/></text:p>
            <text:p text:style-name="P1"><text:span text:style-name="T34">　特に</text:span><text:span text:style-name="T34">&lt;</text:span><text:span text:style-name="T34">応急手当</text:span><text:span text:style-name="T34">&gt;&lt;</text:span><text:span text:style-name="T34">精神分析</text:span><text:span text:style-name="T34">&gt;</text:span><text:span text:style-name="T34">の技能についてはクトゥルフ神話</text:span><text:span text:style-name="T34">TRPG</text:span><text:span text:style-name="T34">と処理が大きく異なります。プレイヤーは任意で技能を使うことができないため、シナリオから要求されない限りこれらの技能を使う事ができないのです。</text:span></text:p>
            <text:p text:style-name="P1"><text:span text:style-name="T34">　シナリオによっては、これらの技能を使える『任意イベント』が設定してあり、移動時（マップ画面）に好きなタイミングで使えるようにしていることもあります。</text:span><text:span text:style-name="T34">(</text:span><text:span text:style-name="T34">『</text:span><text:span text:style-name="T34">GhoulHunt</text:span><text:span text:style-name="T34">』など</text:span><text:span text:style-name="T34">)</text:span></text:p>
            <text:p text:style-name="P1"><text:span text:style-name="T34">　大抵の場合、これらのイベントは１イベント１回の使い切りであるため、使うタイミングが大事になるでしょう。</text:span></text:p>
            <text:p text:style-name="P1"><text:span text:style-name="T34"/></text:p>
            <text:p text:style-name="P1"><text:span text:style-name="T34"/></text:p>
            <text:p text:style-name="P2"><text:span text:style-name="T33">任意イベントについて</text:span></text:p>
            <text:p text:style-name="P1"><text:span text:style-name="T34"/></text:p>
            <text:p text:style-name="P1"><text:span text:style-name="T34">　任意イベントは、マップ画面（移動時）にキャラクターシートを開いて『任意イベント』のボタンを押すことで発生させることができるイベントです。発生条件を満たしているイベントがあれば、イベントボタンが表示されます。ボタンを押すとイベント開始します。</text:span></text:p>
            <text:p text:style-name="P1"><text:span text:style-name="T34">　任意イベントは、無条件で表示されるもの以外にも、『特定の場所にいる時に出現する』『特定の時間に出現する』『フラグ条件を満たしていると出現する』あるいはその組み合わせ等の条件で出現したり消えたりします。シナリオによっては任意イベントが重要な役割を果たすこともあるので、</text:span><text:span text:style-name="T27">シナリオ中で示唆された怪しい場所や怪しい時間では任意イベントをチェック</text:span><text:span text:style-name="T34">してみるのも良いかもしれません。</text:span></text:p>
          </draw:text-box>
        </draw:frame>
        <presentation:notes draw:style-name="dp2">
          <draw:page-thumbnail draw:style-name="gr1" draw:layer="layout" svg:width="14.848cm" svg:height="11.136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H59M6S</meta:editing-duration>
    <meta:editing-cycles>23</meta:editing-cycles>
    <meta:generator>OpenOffice/4.1.1$Win32 OpenOffice.org_project/411m6$Build-9775</meta:generator>
    <dc:date>2019-07-27T22:19:37.44</dc:date>
    <meta:document-statistic meta:object-count="137"/>
  </office:meta>
</office:document-meta>
</file>